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Guarantees:</text:p>
      <text:p text:style-name="Standard"/>
      <text:p text:style-name="Standard">In general and abstract form we want to guarantee within this system that all file system actions (and memory operations) within a transaction are either done atomically or non is done. In addition, we have to ensure that all the modifications are done in “instant” and thus, we can have a serial sequence of the execution of transactions according to these commit “instants”. These instants are atomic in the sense that they are not splittable and so these cannot intersect but all rather have a position in the sequence. These essentially preserves the semantics that transactions should not be able to see other's intermediate modifications. <text:s/>But still if any of these transactions are updating a file or an offset in the file, the transaction itself should retrieve the data from the updated version that is still invisible to the world. <text:s text:c="2"/>These semantics in turn <text:s/>require specific and precise semantics for file accesses, below we will see what a read or write means in such a system. We should keep in mind here that in this we are not just trying to preserve the semantics but also eliminate the “false dependencies” between transactions and hence letting all those involved in these kind of dependencies to commit at the same time. <text:s/>This yields in a better level of parallelism and still still preserving the ACID properties.</text:p>
      <text:p text:style-name="Standard"/>
      <text:p text:style-name="Standard">In many cases multiple transactions are accessing the same file via the same file descriptor, and as the result share the same offset. However, according to the aforementioned atomic requirements, no transaction should be able to see the modification done to the offset by other transactions. And any transaction that is accessing the same file through this descriptor should start accessing the file from the most recent committed offset (unless the transaction chooses an absolute offset by seeking to a specific position within the file). This when considered with the facts that transactions should obey some kind of arbitrary serial order and transactions are supposed to happen in instants , implies that transaction can use the latest committed <text:s/>offset when it is trying to commit and not care about the actual offset when transaction started execution. </text:p>
      <text:p text:style-name="Standard"/>
      <text:p text:style-name="Standard">This is true a far as the transaction does not make itself bound to any real data within its execution (meaning for instance not reading from some specific offset and using the data for further computations). Since the real data, would violate the semantics that the transaction happens in an instant but rather spreads the execution across multiple instants. However to make this possible, it should be ensured that the real data accessed at another instant still holds true at the commit “instant” and hence it can be counted as it is happening at the commit instant. For a transaction that is not bound to such actual data, the dependency on the offset is a false one and the consistency check is not necessary, since the data it is dependent on can be determined at the commit instant. </text:p>
      <text:p text:style-name="Standard"/>
      <text:p text:style-name="Standard"><text:s/>The guarantee within this system should be that any file accesses (read and write) within a specific transaction should seem to have happened exactly following some specific transaction and exactly preceding some specific transaction. Hence, all the data modified by the preceding transaction should be seen by the current transaction. The current transaction would abort in case some data it has already used (the data in broad sense including the file data, the offset and the size) has changed by some other already committed transaction.</text:p>
      <text:p text:style-name="Standard"/>
      <text:p text:style-name="Standard"/>
      <text:p text:style-name="Standard"/>
      <text:p text:style-name="P1">Implications for the System:</text:p>
      <text:p text:style-name="Standard"/>
      <text:p text:style-name="Standard"/>
      <text:p text:style-name="Standard"><text:s/>As noted earlier, we can actually say that a transaction commits (reflects the actual updates) in an “instant”. However on the other hand, a transaction reading from a files or <text:s/>getting information that depends on the current circumstances of the filesystem (in brief using real data) cannot be considered to commit in the “instant”. The reason is simply because the transaction actually does the read from the file in another instant of the time and not in the instant it is trying to commit. As the result, in these cases it has to be ensured that the information the transaction has accesses earlier in instant A still hold true at the commit instant, otherwise the transaction has to abort. </text:p>
      <text:p text:style-name="Standard"/>
      <text:p text:style-name="Standard">This in terms of implementations means any transaction that reads from a file should check 1- the data read by the transaction has not been changed by any another transaction <text:s/>other than the transaction itself 2- the offset file has accessed has not changed by any other transaction other than the transaction itself </text:p>
      <text:p text:style-name="Standard"/>
      <text:p text:style-name="Standard">If we take into consideration the guarantees we have to provide there are many cases even the transaction who have performed reads do not have to the above checks. A transaction seeking to an absolute position within a file descriptor prior to any reads do not require to check for offset consistency since regardless of the fact the offset has changed or not the read has been done from the offset it was supposed to. However the check for the data consistency is still necessary.</text:p>
      <text:p text:style-name="Standard"/>
      <text:p text:style-name="Standard">Lets assume another case that the transaction only reads from its local buffer and never from the actual file. This happens in the case that the transaction only reads from the parts of the file that have been modified with the transaction itself. In this case the transaction does not even have to check for the data consistency since the transaction has not bound itself to any real data but rather to the transaction internal buffer, thus regardless of if the data read by the transaction has changed or not by some other transaction, the transaction has accessed the appropriate version. </text:p>
      <text:p text:style-name="Standard"/>
      <text:p text:style-name="Standard">The same is true for transactions writing or appending to the file, since the guarantee is the transaction is going to write or append starting from most recently committed offset and most recently committed file size <text:s/>of the file descriptor respectively.</text:p>
      <text:p text:style-name="Standard"/>
      <text:p text:style-name="Standard"/>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8-09-08T18:48:19</meta:creation-date>
    <dc:date>2008-09-08T20:09:33</dc:date>
    <dc:language>en-US</dc:language>
    <meta:editing-cycles>3</meta:editing-cycles>
    <meta:editing-duration>PT1H21M15S</meta:editing-duration>
    <meta:user-defined meta:name="Info 1"/>
    <meta:user-defined meta:name="Info 2"/>
    <meta:user-defined meta:name="Info 3"/>
    <meta:user-defined meta:name="Info 4"/>
    <meta:document-statistic meta:table-count="0" meta:image-count="0" meta:object-count="0" meta:page-count="2" meta:paragraph-count="12" meta:word-count="986" meta:character-count="5907"/>
  </office:meta>
</office:document-meta>
</file>